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Slack-Lato" svg:font-family="Slack-Lato, Slack-Fractions, appleLogo,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Arial" fo:font-size="14pt" fo:letter-spacing="normal" fo:font-style="normal" style:text-underline-style="none" fo:font-weight="normal" style:text-blinking="false" fo:background-color="transparent" style:font-size-asian="14pt" style:font-size-complex="14pt"/>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Arial" fo:font-size="14pt" style:font-size-asian="14pt" style:font-size-complex="14pt"/>
    </style:style>
    <style:style style:name="P4" style:family="paragraph" style:parent-style-name="Standard">
      <style:paragraph-properties fo:text-align="justify" style:justify-single-word="false"/>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6" style:family="paragraph" style:parent-style-name="Text_20_body">
      <style:text-properties fo:font-variant="normal" fo:text-transform="none" fo:color="#000000" style:text-line-through-style="none" style:font-name="Arial" fo:font-size="14pt" fo:letter-spacing="normal" fo:font-style="normal" style:text-underline-style="none" fo:font-weight="normal" style:text-blinking="false" fo:background-color="transparent" style:font-size-asian="14pt" style:font-size-complex="14pt"/>
    </style:style>
    <style:style style:name="P7" style:family="paragraph" style:parent-style-name="Text_20_body">
      <style:text-properties fo:font-variant="normal" fo:text-transform="none" fo:color="#000000" style:text-line-through-style="none" style:font-name="Arial" fo:font-size="14pt" fo:letter-spacing="normal" style:text-underline-style="none" style:text-blinking="false" fo:background-color="transparent" style:font-size-asian="14pt" style:font-size-complex="14pt"/>
    </style:style>
    <style:style style:name="P8" style:family="paragraph" style:parent-style-name="Text_20_body">
      <style:text-properties style:font-name="Arial" fo:font-size="14pt" style:font-size-asian="14pt" style:font-size-complex="14pt"/>
    </style:style>
    <style:style style:name="P9" style:family="paragraph" style:parent-style-name="Text_20_body">
      <style:paragraph-properties fo:text-align="center" style:justify-single-word="false"/>
      <style:text-properties style:font-name="Arial" fo:font-size="14pt" style:font-size-asian="14pt" style:font-size-complex="14pt"/>
    </style:style>
    <style:style style:name="P10" style:family="paragraph" style:parent-style-name="Text_20_body">
      <style:paragraph-properties fo:text-align="justify" style:justify-single-word="false"/>
      <style:text-properties style:font-name="Arial" fo:font-size="14pt" style:font-size-asian="14pt" style:font-size-complex="14pt"/>
    </style:style>
    <style:style style:name="P11" style:family="paragraph" style:parent-style-name="Text_20_body">
      <style:paragraph-properties fo:text-align="center" style:justify-single-word="false"/>
      <style:text-properties style:font-name="Arial" fo:font-size="15pt" fo:font-weight="bold" style:font-size-asian="15pt" style:font-weight-asian="bold" style:font-size-complex="15pt" style:font-weight-complex="bold"/>
    </style:style>
    <style:style style:name="P12" style:family="paragraph" style:parent-style-name="Text_20_body">
      <style:paragraph-properties fo:text-align="center" style:justify-single-word="false"/>
      <style:text-properties style:font-name="Arial" fo:font-size="15pt" style:font-size-asian="15pt" style:font-size-complex="15pt"/>
    </style:style>
    <style:style style:name="P13"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Arial" fo:font-size="14pt" fo:letter-spacing="normal" fo:font-style="normal" style:text-underline-style="none" fo:font-weight="normal" style:text-blinking="false" fo:background-color="transparent" style:font-size-asian="14pt" style:font-size-complex="14pt"/>
    </style:style>
    <style:style style:name="P14"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Arial" fo:font-size="14pt" fo:letter-spacing="normal" style:text-underline-style="none" style:text-blinking="false" fo:background-color="transparent" style:font-size-asian="14pt" style:font-size-complex="14pt"/>
    </style:style>
    <style:style style:name="P15"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4pt" fo:letter-spacing="normal" style:text-underline-style="none" style:text-blinking="false" fo:background-color="transparent" style:font-size-asian="14pt" style:font-size-complex="14pt"/>
    </style:style>
    <style:style style:name="P1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4pt" fo:letter-spacing="normal" fo:font-style="normal" style:text-underline-style="none" fo:font-weight="normal" style:text-blinking="false" fo:background-color="transparent" style:font-size-asian="14pt" style:font-size-complex="14pt"/>
    </style:style>
    <style:style style:name="P17"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4pt" fo:letter-spacing="normal" fo:font-style="normal" style:text-underline-style="none" fo:font-weight="normal" style:text-blinking="false" fo:background-color="transparent" style:font-size-asian="14pt" style:font-size-complex="14pt"/>
    </style:style>
    <style:style style:name="P18" style:family="paragraph" style:parent-style-name="Text_20_body">
      <style:paragraph-properties fo:margin-top="0cm" fo:margin-bottom="0cm" fo:line-height="138%" style:writing-mode="lr-tb"/>
      <style:text-properties fo:font-variant="normal" fo:text-transform="none" fo:color="#000000" style:font-name="Arial" fo:font-size="14pt" fo:letter-spacing="normal" fo:font-style="normal" fo:font-weight="bold" style:font-size-asian="14pt" style:font-size-complex="14pt"/>
    </style:style>
    <style:style style:name="P19" style:family="paragraph" style:parent-style-name="Text_20_body">
      <style:paragraph-properties fo:margin-top="0cm" fo:margin-bottom="0cm" fo:line-height="138%" style:writing-mode="lr-tb"/>
      <style:text-properties fo:font-variant="normal" fo:text-transform="none" fo:color="#1d1c1d" style:text-line-through-style="none" style:font-name="Arial" fo:font-size="14pt" fo:letter-spacing="normal" fo:font-style="normal" style:text-underline-style="none" fo:font-weight="normal" style:text-blinking="false" fo:background-color="#f8f8f8" style:font-size-asian="14pt" style:font-size-complex="14pt"/>
    </style:style>
    <style:style style:name="P20" style:family="paragraph" style:parent-style-name="Text_20_body">
      <style:paragraph-properties fo:margin-top="0cm" fo:margin-bottom="0cm" fo:line-height="138%" style:writing-mode="lr-tb"/>
      <style:text-properties fo:font-variant="normal" fo:text-transform="none" fo:color="#1d1c1d" style:text-line-through-style="none" style:font-name="Arial" fo:font-size="14pt" fo:letter-spacing="normal" style:text-underline-style="none" style:text-blinking="false" fo:background-color="#f8f8f8" style:font-size-asian="14pt" style:font-size-complex="14pt"/>
    </style:style>
    <style:style style:name="P21" style:family="paragraph" style:parent-style-name="Text_20_body">
      <style:paragraph-properties fo:margin-top="0cm" fo:margin-bottom="0cm" fo:line-height="138%" style:writing-mode="lr-tb"/>
      <style:text-properties style:font-name="Arial" fo:font-size="14pt" style:font-size-asian="14pt" style:font-size-complex="14pt"/>
    </style:style>
    <style:style style:name="T1" style:family="text">
      <style:text-properties style:text-line-through-style="none" style:text-underline-style="none" fo:font-weight="normal" style:text-blinking="false" fo:background-color="transparent"/>
    </style:style>
    <style:style style:name="T2" style:family="text">
      <style:text-properties style:text-line-through-style="none" style:text-underline-style="none" fo:font-weight="normal" style:text-blinking="false" fo:background-color="#ffff00"/>
    </style:style>
    <style:style style:name="T3" style:family="text">
      <style:text-properties style:text-line-through-style="none" style:text-underline-style="solid" style:text-underline-width="auto" style:text-underline-color="font-color" fo:font-weight="normal" style:text-blinking="false" fo:background-color="transparent"/>
    </style:style>
    <style:style style:name="T4" style:family="text">
      <style:text-properties fo:font-style="normal" fo:font-weight="normal"/>
    </style:style>
    <style:style style:name="T5" style:family="text">
      <style:text-properties fo:font-style="normal" fo:font-weight="bold"/>
    </style:style>
    <style:style style:name="T6" style:family="text">
      <style:text-properties fo:font-style="normal" style:text-underline-style="solid" style:text-underline-width="auto" style:text-underline-color="font-color" fo:font-weight="normal"/>
    </style:style>
    <style:style style:name="T7"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9" style:family="text">
      <style:text-properties fo:font-variant="normal" fo:text-transform="none" fo:color="#000000" style:text-line-through-style="none" fo:letter-spacing="normal" fo:font-style="normal" style:text-underline-style="none" fo:font-weight="bold" style:text-blinking="false" fo:background-color="transparent" style:font-weight-asian="bold" style:font-weight-complex="bold"/>
    </style:style>
    <style:style style:name="T10" style:family="text">
      <style:text-properties fo:font-variant="normal" fo:text-transform="none" fo:color="#000000" style:text-line-through-style="none" fo:letter-spacing="normal" fo:font-style="normal" style:text-underline-style="none" style:text-blinking="false" fo:background-color="transparent"/>
    </style:style>
    <style:style style:name="T11" style:family="text">
      <style:text-properties fo:font-variant="normal" fo:text-transform="none" fo:color="#000000" style:text-line-through-style="none" fo:letter-spacing="normal" fo:font-style="normal" style:text-underline-style="solid" style:text-underline-width="auto" style:text-underline-color="font-color" fo:font-weight="normal" style:text-blinking="false" fo:background-color="transparent"/>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font-style-asian="normal" style:font-style-complex="normal"/>
    </style:style>
    <style:style style:name="T15"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Document Updater Testing</text:p>
      <text:p text:style-name="Standard"/>
      <text:p text:style-name="P3"><text:span text:style-name="T12">Testers</text:span>: Laura Mason, Terry Roach and Sam George</text:p>
      <text:p text:style-name="P3"/>
      <text:p text:style-name="P4"><text:span text:style-name="T12">Introduction</text:span>: As part of our pre-testing work we trialled the use of the program in some simple ways to ensure we were familiar with how to use it. We encountered some initial difficulties understanding how it worked and how to use it, but once we had overcome those we were able to run tests successfully. Tests were worked through in a priority order (listed below) and ideas for further testing are also recorded, as well as bug reports on issues we encountered.</text:p>
      <text:p text:style-name="P3"/>
      <text:p text:style-name="P5">TESTS</text:p>
      <text:p text:style-name="P3"/>
      <text:p text:style-name="P14"><text:bookmark text:name="docs-internal-guid-e9b1ffbc-7fff-2843-4799-869987caf2b3"/><text:span text:style-name="T5">Testing Session:</text:span></text:p>
      <text:p text:style-name="P14"><text:span text:style-name="T5"/></text:p>
      <text:p text:style-name="P15"><text:span text:style-name="T6">Goal</text:span><text:span text:style-name="T4">: Exploratory tests of the basic functionality of the document updater and identify any defects</text:span></text:p>
      <text:p text:style-name="P16"><text:span text:style-name="T13">Timebox</text:span>: 30mins plan + 1hr testing + 30mins reporting</text:p>
      <text:p text:style-name="P16"/>
      <text:p text:style-name="P16"><text:span text:style-name="T13">Cases</text:span>:</text:p>
      <text:p text:style-name="P16"/>
      <text:p text:style-name="P16">1.</text:p>
      <text:p text:style-name="P14"><text:bookmark text:name="docs-internal-guid-32f86d2e-7fff-3b86-f81d-2d0305e91afb"/><text:span text:style-name="T6">Test Purpose</text:span><text:span text:style-name="T4">: To determine behaviour with two addresses and a single address in droplist</text:span></text:p>
      <text:p text:style-name="P15"><text:span text:style-name="T6">Input/Action</text:span><text:span text:style-name="T4">: Two addresses in the originals directory, one address in the droplist</text:span></text:p>
      <text:p text:style-name="P15"><text:span text:style-name="T6">Originals</text:span><text:span text:style-name="T4">:</text:span></text:p>
      <text:p text:style-name="P16">Kim Harvey</text:p>
      <text:p text:style-name="P16">Flat 33</text:p>
      <text:p text:style-name="P16">Janet valley</text:p>
      <text:p text:style-name="P16">North Lukemouth</text:p>
      <text:p text:style-name="P16">WA3E 6QJ</text:p>
      <text:p text:style-name="P15"/>
      <text:p text:style-name="P16">Dr Alex Coach</text:p>
      <text:p text:style-name="P16">50 Commercial Street</text:p>
      <text:p text:style-name="P16"><text:soft-page-break/>London</text:p>
      <text:p text:style-name="P16">E1 6LT</text:p>
      <text:p text:style-name="P15"/>
      <text:p text:style-name="P15"><text:span text:style-name="T6">Droplist</text:span><text:span text:style-name="T4">:</text:span></text:p>
      <text:p text:style-name="P16">Coach</text:p>
      <text:p text:style-name="P15"/>
      <text:p text:style-name="P16"><text:span text:style-name="T13">Expected Outcome</text:span>: The address that wasn’t in the droplist would be populated in the finals directory</text:p>
      <text:p text:style-name="P15"/>
      <text:p text:style-name="P16"><text:span text:style-name="T13">Actual Outcome</text:span>: The address that wasn’t in the Droplist would be populated in the Finals directory</text:p>
      <text:p text:style-name="P15"/>
      <text:p text:style-name="P16"><text:span text:style-name="T13">Finals</text:span>:</text:p>
      <text:p text:style-name="P16">Kim Harvey</text:p>
      <text:p text:style-name="P16">Flat 33</text:p>
      <text:p text:style-name="P16">Janet valley</text:p>
      <text:p text:style-name="P16">North Lukemouth</text:p>
      <text:p text:style-name="P16">WA3E 6QJ</text:p>
      <text:p text:style-name="P8"><text:line-break/><text:line-break/>2. <text:line-break/><text:bookmark text:name="docs-internal-guid-3fb2b1f3-7fff-c8b9-566f-d2825a0ac5f5"/><text:span text:style-name="T11">Test Purpose</text:span><text:span text:style-name="T7">: Two people with the same address</text:span></text:p>
      <text:p text:style-name="P16"><text:span text:style-name="T13">Input/Action</text:span>: One address with two people living there, two files named after each person</text:p>
      <text:p text:style-name="P8"/>
      <text:p text:style-name="P16"><text:span text:style-name="T13">Originals</text:span>:</text:p>
      <text:p text:style-name="P16">Lauren Riley</text:p>
      <text:p text:style-name="P16">5 Joan viaduct</text:p>
      <text:p text:style-name="P16">Chapmanmouth</text:p>
      <text:p text:style-name="P16">G5G 3LS</text:p>
      <text:p text:style-name="P8"/>
      <text:p text:style-name="P16"><text:span text:style-name="T13">Filename</text:span>: Riley</text:p>
      <text:p text:style-name="P8"/>
      <text:p text:style-name="P16"><text:soft-page-break/><text:span text:style-name="T13">Allowlist</text:span>:</text:p>
      <text:p text:style-name="P16">O’Sullivan</text:p>
      <text:p text:style-name="P16">Dean O'Sullivan</text:p>
      <text:p text:style-name="P16">5 Joan viaduct</text:p>
      <text:p text:style-name="P16">Chapmanmouth</text:p>
      <text:p text:style-name="P16">G5G 3LS</text:p>
      <text:p text:style-name="P15"/>
      <text:p text:style-name="P16"><text:span text:style-name="T13">Expected Outcome</text:span>:</text:p>
      <text:p text:style-name="P16"><text:span text:style-name="T13">Finals</text:span>:</text:p>
      <text:p text:style-name="P16">Filename: Riley</text:p>
      <text:p text:style-name="P16">Lauren Riley</text:p>
      <text:p text:style-name="P16">5 Joan viaduct</text:p>
      <text:p text:style-name="P16">Chapmanmouth</text:p>
      <text:p text:style-name="P16">G5G 3LS</text:p>
      <text:p text:style-name="P8"/>
      <text:p text:style-name="P16"><text:span text:style-name="T13">Filename</text:span>: O'Sullivan</text:p>
      <text:p text:style-name="P16">Dean O'Sullivan</text:p>
      <text:p text:style-name="P16">5 Joan viaduct</text:p>
      <text:p text:style-name="P16">Chapmanmouth</text:p>
      <text:p text:style-name="P16">G5G 3LS</text:p>
      <text:p text:style-name="P15"/>
      <text:p text:style-name="P16"><text:span text:style-name="T13">Actual Outcome</text:span>:</text:p>
      <text:p text:style-name="P16"><text:span text:style-name="T13">Finals</text:span>:</text:p>
      <text:p text:style-name="P8"/>
      <text:p text:style-name="P18"><text:span text:style-name="T3">Filename</text:span><text:span text:style-name="T1">: Dean </text:span><text:span text:style-name="T2">OSullivan</text:span></text:p>
      <text:p text:style-name="P8"/>
      <text:p text:style-name="P16">Dean O’Sullivan</text:p>
      <text:p text:style-name="P16">5 Joan viaduct</text:p>
      <text:p text:style-name="P16">Chapmanmouth</text:p>
      <text:p text:style-name="P16">G5G 3LS</text:p>
      <text:p text:style-name="P7"/>
      <text:p text:style-name="P16"><text:span text:style-name="T13">Notes</text:span>: Finals is determined by filename, the apostrophe was missed from the filename in Finals. Riley was not in the Finals list.</text:p>
      <text:p text:style-name="P8"><text:soft-page-break/></text:p>
      <text:p text:style-name="P8">3.</text:p>
      <text:p text:style-name="P14"><text:bookmark text:name="docs-internal-guid-b3bf6ee2-7fff-0c43-d5b6-0c4b6107abaa"/><text:span text:style-name="T6">Test Purpose</text:span><text:span text:style-name="T4">: Duplicate address in Originals, different occupant names. Both included on the Allowlist.</text:span></text:p>
      <text:p text:style-name="P16"><text:span text:style-name="T13">Input/Action</text:span>:</text:p>
      <text:p text:style-name="P8"/>
      <text:p text:style-name="P16"><text:span text:style-name="T13">Originals</text:span>:</text:p>
      <text:p text:style-name="P16"><text:span text:style-name="T13">Filename</text:span>: Riley</text:p>
      <text:p text:style-name="P16">Lauren Riley</text:p>
      <text:p text:style-name="P16">5 Joan viaduct</text:p>
      <text:p text:style-name="P16">Chapmanmouth</text:p>
      <text:p text:style-name="P16">G5G 3LS</text:p>
      <text:p text:style-name="P8"/>
      <text:p text:style-name="P16"><text:span text:style-name="T13">Filename</text:span>: O'Sullivan</text:p>
      <text:p text:style-name="P16">Dean O'Sullivan</text:p>
      <text:p text:style-name="P16">5 Joan viaduct</text:p>
      <text:p text:style-name="P16">Chapmanmouth</text:p>
      <text:p text:style-name="P16">G5G 3LS</text:p>
      <text:p text:style-name="P8"/>
      <text:p text:style-name="P16"><text:span text:style-name="T13">Allowlist</text:span>:</text:p>
      <text:p text:style-name="P16">Riley</text:p>
      <text:p text:style-name="P16">O’Sullivan</text:p>
      <text:p text:style-name="P15"/>
      <text:p text:style-name="P16"><text:span text:style-name="T13">Expected Outcome</text:span>:</text:p>
      <text:p text:style-name="P16"><text:span text:style-name="T13">Finals</text:span>:</text:p>
      <text:p text:style-name="P16"><text:span text:style-name="T13">Filename</text:span>: Riley</text:p>
      <text:p text:style-name="P16">Lauren Riley</text:p>
      <text:p text:style-name="P16">5 Joan viaduct</text:p>
      <text:p text:style-name="P16">Chapmanmouth</text:p>
      <text:p text:style-name="P16">G5G 3LS</text:p>
      <text:p text:style-name="P8"/>
      <text:p text:style-name="P16"><text:span text:style-name="T13">Filename</text:span>: O'Sullivan</text:p>
      <text:p text:style-name="P16">Dean O'Sullivan</text:p>
      <text:p text:style-name="P16"><text:soft-page-break/>5 Joan viaduct</text:p>
      <text:p text:style-name="P16">Chapmanmouth</text:p>
      <text:p text:style-name="P16">G5G 3LS</text:p>
      <text:p text:style-name="P7"/>
      <text:p text:style-name="P16"><text:span text:style-name="T13">Actual Outcome</text:span>:</text:p>
      <text:p text:style-name="P16"><text:span text:style-name="T13">Finals</text:span>:</text:p>
      <text:p text:style-name="P16"><text:span text:style-name="T13">Filename</text:span>: Riley</text:p>
      <text:p text:style-name="P16">Lauren Riley</text:p>
      <text:p text:style-name="P16">5 Joan viaduct</text:p>
      <text:p text:style-name="P16">Chapmanmouth</text:p>
      <text:p text:style-name="P16">G5G 3LS</text:p>
      <text:p text:style-name="P7"/>
      <text:p text:style-name="P16"><text:span text:style-name="T13">Notes</text:span>: Only Riley was included in Finals. We ran again with the apostrophe removed from O’Sullivan and it worked as originally expected, it appears punctuation may be an issue.</text:p>
      <text:p text:style-name="P8"/>
      <text:p text:style-name="P8">4.</text:p>
      <text:p text:style-name="P14"><text:bookmark text:name="docs-internal-guid-3b63b50c-7fff-6fc1-56e1-906a0ba296c0"/><text:span text:style-name="T6">Test Purpose</text:span><text:span text:style-name="T4">: High number of files</text:span></text:p>
      <text:p text:style-name="P16"><text:span text:style-name="T13">Input/Action</text:span>:</text:p>
      <text:p text:style-name="P16"><text:span text:style-name="T13">Originals</text:span>:</text:p>
      <text:p text:style-name="P16"><text:span text:style-name="T13">Filename</text:span>:Bailey</text:p>
      <text:p text:style-name="P19">Abdul Bailey</text:p>
      <text:p text:style-name="P19">8 Clifford crest</text:p>
      <text:p text:style-name="P19">East Antonybury</text:p>
      <text:p text:style-name="P19">L0W 4AF</text:p>
      <text:p text:style-name="P16"><text:span text:style-name="T13">Filename</text:span>:Clarke</text:p>
      <text:p text:style-name="P19">Neil Clarke</text:p>
      <text:p text:style-name="P19">099 Nigel estates</text:p>
      <text:p text:style-name="P19">Port Melanieberg</text:p>
      <text:p text:style-name="P19">B9C 8LB</text:p>
      <text:p text:style-name="P16"><text:span text:style-name="T13">Filename</text:span>:Davies</text:p>
      <text:p text:style-name="P19">Mr Ben Davies</text:p>
      <text:p text:style-name="P19">Flat 76</text:p>
      <text:p text:style-name="P19"><text:soft-page-break/>Williams station</text:p>
      <text:p text:style-name="P19">Leeland</text:p>
      <text:p text:style-name="P19">HA7A 4NP</text:p>
      <text:p text:style-name="P16"><text:span text:style-name="T13">Filename</text:span>:Hart</text:p>
      <text:p text:style-name="P19">Tony Hart</text:p>
      <text:p text:style-name="P19">Flat 79</text:p>
      <text:p text:style-name="P19">Burton mission</text:p>
      <text:p text:style-name="P19">New Gordon</text:p>
      <text:p text:style-name="P19">SL54 8TX</text:p>
      <text:p text:style-name="P16"><text:span text:style-name="T13">Filename</text:span>:Marsh</text:p>
      <text:p text:style-name="P19">Kenneth Marsh</text:p>
      <text:p text:style-name="P19">035 Dennis springs</text:p>
      <text:p text:style-name="P19">Lake Alisonmouth</text:p>
      <text:p text:style-name="P19">B2 6LD</text:p>
      <text:p text:style-name="P16"><text:span text:style-name="T13">Filename</text:span>:Miller</text:p>
      <text:p text:style-name="P19">Mr Garry Miller</text:p>
      <text:p text:style-name="P19">84 Ellis rapid</text:p>
      <text:p text:style-name="P19">New Neilfurt</text:p>
      <text:p text:style-name="P19">SO2 1ZJ</text:p>
      <text:p text:style-name="P16"><text:span text:style-name="T13">Filename</text:span>:Potter</text:p>
      <text:p text:style-name="P19">Anthony Potter</text:p>
      <text:p text:style-name="P19">02 Shaw club</text:p>
      <text:p text:style-name="P19">Lynneland</text:p>
      <text:p text:style-name="P19">BB7X 3BW</text:p>
      <text:p text:style-name="P16"><text:span text:style-name="T13">Filename</text:span>:Riley</text:p>
      <text:p text:style-name="P16">Lauren Riley</text:p>
      <text:p text:style-name="P16">5 Joan viaduct</text:p>
      <text:p text:style-name="P16">Chapmanmouth</text:p>
      <text:p text:style-name="P16">G5G 3LS</text:p>
      <text:p text:style-name="P16"><text:span text:style-name="T13">Filename</text:span>:Singh</text:p>
      <text:p text:style-name="P19">Lee Singh</text:p>
      <text:p text:style-name="P19">Flat 80</text:p>
      <text:p text:style-name="P19">Jennings estates</text:p>
      <text:p text:style-name="P19"><text:soft-page-break/>Lake Zoeport</text:p>
      <text:p text:style-name="P19">S5 7QG</text:p>
      <text:p text:style-name="P16"><text:span text:style-name="T13">Filename</text:span>:Williams</text:p>
      <text:p text:style-name="P19">Tracy Williams</text:p>
      <text:p text:style-name="P19">27 Clare mission</text:p>
      <text:p text:style-name="P19">New Cameron</text:p>
      <text:p text:style-name="P19">WF7 3YX</text:p>
      <text:p text:style-name="P8"/>
      <text:p text:style-name="P16"><text:span text:style-name="T13">Allowlist</text:span>:</text:p>
      <text:p text:style-name="P16">Bailey</text:p>
      <text:p text:style-name="P16">Clarke</text:p>
      <text:p text:style-name="P16">Davies</text:p>
      <text:p text:style-name="P16">Riley</text:p>
      <text:p text:style-name="P16">Hart</text:p>
      <text:p text:style-name="P16">Marsh</text:p>
      <text:p text:style-name="P16">Miller</text:p>
      <text:p text:style-name="P16">Potter</text:p>
      <text:p text:style-name="P16">Singh</text:p>
      <text:p text:style-name="P16">Williams</text:p>
      <text:p text:style-name="P7"/>
      <text:p text:style-name="P16"><text:span text:style-name="T13">Expected Outcome</text:span>:</text:p>
      <text:p text:style-name="P16"><text:span text:style-name="T13">Finals</text:span>:</text:p>
      <text:p text:style-name="P16"><text:span text:style-name="T13">Filename</text:span>:Bailey</text:p>
      <text:p text:style-name="P19">Abdul Bailey</text:p>
      <text:p text:style-name="P19">8 Clifford crest</text:p>
      <text:p text:style-name="P19">East Antonybury</text:p>
      <text:p text:style-name="P19">L0W 4AF</text:p>
      <text:p text:style-name="P16"><text:span text:style-name="T13">Filename</text:span>:Clarke</text:p>
      <text:p text:style-name="P19">Neil Clarke</text:p>
      <text:p text:style-name="P19">099 Nigel estates</text:p>
      <text:p text:style-name="P19">Port Melanieberg</text:p>
      <text:p text:style-name="P19">B9C 8LB</text:p>
      <text:p text:style-name="P16"><text:span text:style-name="T13">Filename</text:span>:Davies</text:p>
      <text:p text:style-name="P19"><text:soft-page-break/>Mr Ben Davies</text:p>
      <text:p text:style-name="P19">Flat 76</text:p>
      <text:p text:style-name="P19">Williams station</text:p>
      <text:p text:style-name="P19">Leeland</text:p>
      <text:p text:style-name="P19">HA7A 4NP</text:p>
      <text:p text:style-name="P16"><text:span text:style-name="T13">Filename</text:span>:Hart</text:p>
      <text:p text:style-name="P19">Tony Hart</text:p>
      <text:p text:style-name="P19">Flat 79</text:p>
      <text:p text:style-name="P19">Burton mission</text:p>
      <text:p text:style-name="P19">New Gordon</text:p>
      <text:p text:style-name="P19">SL54 8TX</text:p>
      <text:p text:style-name="P16"><text:span text:style-name="T13">Filename</text:span>:Marsh</text:p>
      <text:p text:style-name="P19">Kenneth Marsh</text:p>
      <text:p text:style-name="P19">035 Dennis springs</text:p>
      <text:p text:style-name="P19">Lake Alisonmouth</text:p>
      <text:p text:style-name="P19">B2 6LD</text:p>
      <text:p text:style-name="P16"><text:span text:style-name="T13">Filename</text:span>:Miller</text:p>
      <text:p text:style-name="P19">Mr Garry Miller</text:p>
      <text:p text:style-name="P19">84 Ellis rapid</text:p>
      <text:p text:style-name="P19">New Neilfurt</text:p>
      <text:p text:style-name="P19">SO2 1ZJ</text:p>
      <text:p text:style-name="P16"><text:span text:style-name="T13">Filename</text:span>:Potter</text:p>
      <text:p text:style-name="P19">Anthony Potter</text:p>
      <text:p text:style-name="P19">02 Shaw club</text:p>
      <text:p text:style-name="P19">Lynneland</text:p>
      <text:p text:style-name="P19">BB7X 3BW</text:p>
      <text:p text:style-name="P16"><text:span text:style-name="T13">Filename</text:span>:Riley</text:p>
      <text:p text:style-name="P16">Lauren Riley</text:p>
      <text:p text:style-name="P16">5 Joan viaduct</text:p>
      <text:p text:style-name="P16">Chapmanmouth</text:p>
      <text:p text:style-name="P16">G5G 3LS</text:p>
      <text:p text:style-name="P16"><text:span text:style-name="T13">Filename</text:span>:Singh</text:p>
      <text:p text:style-name="P19">Lee Singh</text:p>
      <text:p text:style-name="P19"><text:soft-page-break/>Flat 80</text:p>
      <text:p text:style-name="P19">Jennings estates</text:p>
      <text:p text:style-name="P19">Lake Zoeport</text:p>
      <text:p text:style-name="P19">S5 7QG</text:p>
      <text:p text:style-name="P16"><text:span text:style-name="T13">Filename</text:span>:Williams</text:p>
      <text:p text:style-name="P19">Tracy Williams</text:p>
      <text:p text:style-name="P19">27 Clare mission</text:p>
      <text:p text:style-name="P19">New Cameron</text:p>
      <text:p text:style-name="P20"><text:span text:style-name="T4">WF7 3YX</text:span></text:p>
      <text:p text:style-name="P20"><text:span text:style-name="T4"/></text:p>
      <text:p text:style-name="P16"><text:span text:style-name="T13">Actual Outcome</text:span>: As expected</text:p>
      <text:p text:style-name="P8"><text:line-break/><text:line-break/>5.</text:p>
      <text:p text:style-name="P14"><text:bookmark text:name="docs-internal-guid-0ec07ef1-7fff-a5ea-72e8-d39d6a1cb564"/><text:span text:style-name="T6">Test Purpose</text:span><text:span text:style-name="T4">: If someone moves into an address</text:span></text:p>
      <text:p text:style-name="P16"><text:span text:style-name="T13">Input/Action</text:span>:</text:p>
      <text:p text:style-name="P16"><text:span text:style-name="T13">Original</text:span>:</text:p>
      <text:p text:style-name="P16"><text:span text:style-name="T13">Filename</text:span>: Bailey</text:p>
      <text:p text:style-name="P19">Abdul Bailey</text:p>
      <text:p text:style-name="P19">8 Clifford crest</text:p>
      <text:p text:style-name="P19">East Antonybury</text:p>
      <text:p text:style-name="P19">L0W 4AF</text:p>
      <text:p text:style-name="P8"/>
      <text:p text:style-name="P16"><text:span text:style-name="T13">Updates</text:span>:</text:p>
      <text:p text:style-name="P16"><text:span text:style-name="T13">Filename</text:span>: Clarke</text:p>
      <text:p text:style-name="P19">Neil Clarke</text:p>
      <text:p text:style-name="P19">8 Clifford crest</text:p>
      <text:p text:style-name="P19">East Antonybury</text:p>
      <text:p text:style-name="P19">L0W 4AF</text:p>
      <text:p text:style-name="P8"/>
      <text:p text:style-name="P16"><text:span text:style-name="T13">Allowlist</text:span>:</text:p>
      <text:p text:style-name="P15"><text:span text:style-name="T4">Clarke</text:span></text:p>
      <text:p text:style-name="P15"><text:span text:style-name="T4"/></text:p>
      <text:p text:style-name="P16"><text:soft-page-break/><text:span text:style-name="T13">Expected Outcome</text:span>:</text:p>
      <text:p text:style-name="P16"><text:span text:style-name="T13">Finals</text:span>:</text:p>
      <text:p text:style-name="P16"><text:span text:style-name="T13">Filename</text:span>: Bailey</text:p>
      <text:p text:style-name="P19">Abdul Bailey</text:p>
      <text:p text:style-name="P19">8 Clifford crest</text:p>
      <text:p text:style-name="P19">East Antonybury</text:p>
      <text:p text:style-name="P19">L0W 4AF</text:p>
      <text:p text:style-name="P16"><text:span text:style-name="T13">Filename</text:span>: Clarke</text:p>
      <text:p text:style-name="P19">Neil Clarke</text:p>
      <text:p text:style-name="P19">8 Clifford crest</text:p>
      <text:p text:style-name="P19">East Antonybury</text:p>
      <text:p text:style-name="P19">L0W 4AF</text:p>
      <text:p text:style-name="P15"/>
      <text:p text:style-name="P16"><text:span text:style-name="T13">Actual Outcome</text:span>: As expected</text:p>
      <text:p text:style-name="P8"><text:line-break/><text:line-break/>6.</text:p>
      <text:p text:style-name="P13"><text:bookmark text:name="docs-internal-guid-db878c50-7fff-f6d4-473e-5471373b7251"/><text:span text:style-name="T13">Test Purpose</text:span>: No files in the Allowlist</text:p>
      <text:p text:style-name="P15"/>
      <text:p text:style-name="P16"><text:span text:style-name="T13">Input/Action</text:span>:</text:p>
      <text:p text:style-name="P16"><text:span text:style-name="T13">Originals</text:span>:</text:p>
      <text:p text:style-name="P16"><text:span text:style-name="T13">Filename</text:span>:Bailey</text:p>
      <text:p text:style-name="P19">Abdul Bailey</text:p>
      <text:p text:style-name="P19">8 Clifford crest</text:p>
      <text:p text:style-name="P19">East Antonybury</text:p>
      <text:p text:style-name="P19">L0W 4AF</text:p>
      <text:p text:style-name="P16"><text:span text:style-name="T13">Filename</text:span>:Clarke</text:p>
      <text:p text:style-name="P19">Neil Clarke</text:p>
      <text:p text:style-name="P19">099 Nigel estates</text:p>
      <text:p text:style-name="P19">Port Melanieberg</text:p>
      <text:p text:style-name="P19">B9C 8LB</text:p>
      <text:p text:style-name="P16"><text:span text:style-name="T13">Filename</text:span>:Davies</text:p>
      <text:p text:style-name="P19">Mr Ben Davies</text:p>
      <text:p text:style-name="P19"><text:soft-page-break/>Flat 76</text:p>
      <text:p text:style-name="P19">Williams station</text:p>
      <text:p text:style-name="P19">Leeland</text:p>
      <text:p text:style-name="P19">HA7A 4NP</text:p>
      <text:p text:style-name="P16"><text:span text:style-name="T13">Filename</text:span>:Hart</text:p>
      <text:p text:style-name="P19">Tony Hart</text:p>
      <text:p text:style-name="P19">Flat 79</text:p>
      <text:p text:style-name="P19">Burton mission</text:p>
      <text:p text:style-name="P19">New Gordon</text:p>
      <text:p text:style-name="P19">SL54 8TX</text:p>
      <text:p text:style-name="P16"><text:span text:style-name="T13">Filename</text:span>:Marsh</text:p>
      <text:p text:style-name="P19">Kenneth Marsh</text:p>
      <text:p text:style-name="P19">035 Dennis springs</text:p>
      <text:p text:style-name="P19">Lake Alisonmouth</text:p>
      <text:p text:style-name="P19">B2 6LD</text:p>
      <text:p text:style-name="P16"><text:span text:style-name="T13">Filename</text:span>:Miller</text:p>
      <text:p text:style-name="P19">Mr Garry Miller</text:p>
      <text:p text:style-name="P19">84 Ellis rapid</text:p>
      <text:p text:style-name="P19">New Neilfurt</text:p>
      <text:p text:style-name="P19">SO2 1ZJ</text:p>
      <text:p text:style-name="P16"><text:span text:style-name="T13">Filename</text:span>:Potter</text:p>
      <text:p text:style-name="P19">Anthony Potter</text:p>
      <text:p text:style-name="P19">02 Shaw club</text:p>
      <text:p text:style-name="P19">Lynneland</text:p>
      <text:p text:style-name="P19">BB7X 3BW</text:p>
      <text:p text:style-name="P16"><text:span text:style-name="T13">Filename</text:span>:Riley</text:p>
      <text:p text:style-name="P16">Lauren Riley</text:p>
      <text:p text:style-name="P16">5 Joan viaduct</text:p>
      <text:p text:style-name="P16">Chapmanmouth</text:p>
      <text:p text:style-name="P16">G5G 3LS</text:p>
      <text:p text:style-name="P16"><text:span text:style-name="T13">Filename</text:span>:Singh</text:p>
      <text:p text:style-name="P19">Lee Singh</text:p>
      <text:p text:style-name="P19">Flat 80</text:p>
      <text:p text:style-name="P19"><text:soft-page-break/>Jennings estates</text:p>
      <text:p text:style-name="P19">Lake Zoeport</text:p>
      <text:p text:style-name="P19">S5 7QG</text:p>
      <text:p text:style-name="P16"><text:span text:style-name="T13">Filename</text:span>:Williams</text:p>
      <text:p text:style-name="P19">Tracy Williams</text:p>
      <text:p text:style-name="P19">27 Clare mission</text:p>
      <text:p text:style-name="P19">New Cameron</text:p>
      <text:p text:style-name="P19">WF7 3YX</text:p>
      <text:p text:style-name="P8"/>
      <text:p text:style-name="P16"><text:span text:style-name="T13">Allowlist</text:span>: Intentionally blank</text:p>
      <text:p text:style-name="P15"/>
      <text:p text:style-name="P16"><text:span text:style-name="T13">Expected Outcome</text:span>: unknown</text:p>
      <text:p text:style-name="P15"/>
      <text:p text:style-name="P16"><text:span text:style-name="T14">Actual Outcome</text:span>:</text:p>
      <text:p text:style-name="P16">Empty Allowlist error:</text:p>
      <text:p text:style-name="P16">Traceback (most recent call last):</text:p>
      <text:p text:style-name="P15">  <text:span text:style-name="T4">File "/Users/lauramason/Documents/Training/Projects/Makers Modules/08_extending_checking/01_Exercises/extending-testing/phase2/03_resources/document_updater.py", line 40, in &lt;module&gt;</text:span></text:p>
      <text:p text:style-name="P15">    <text:span text:style-name="T4">line = list_data[0] if listfiletype == 'allow' else list_data</text:span></text:p>
      <text:p text:style-name="P15">           <text:span text:style-name="T4">~~~~~~~~~^^^</text:span></text:p>
      <text:p text:style-name="P16">IndexError: list index out of range</text:p>
      <text:p text:style-name="P15"/>
      <text:p text:style-name="P21"><text:span text:style-name="T11">Notes</text:span><text:span text:style-name="T7">: Error thrown on line 40</text:span><text:span text:style-name="T8">. </text:span><text:span text:style-name="T7">Tested again with no Allowlist or Droplist at all:</text:span></text:p>
      <text:p text:style-name="P16">ERROR: no droplist nor allowlist found in target directory</text:p>
      <text:p text:style-name="P8"><text:line-break/><text:line-break/>7.</text:p>
      <text:p text:style-name="P13"><text:bookmark text:name="docs-internal-guid-10de8d42-7fff-757d-474e-9706c4df1644"/><text:span text:style-name="T13">Test Purpose</text:span>: No occupant name, only an address</text:p>
      <text:p text:style-name="P15"/>
      <text:p text:style-name="P16"><text:span text:style-name="T13">Input/Action</text:span>:</text:p>
      <text:p text:style-name="P16"><text:span text:style-name="T13">Originals</text:span>:</text:p>
      <text:p text:style-name="P16"><text:soft-page-break/>8 Clifford crest</text:p>
      <text:p text:style-name="P16">East Antonybury</text:p>
      <text:p text:style-name="P16">L0W 4AF</text:p>
      <text:p text:style-name="P8"/>
      <text:p text:style-name="P16"><text:span text:style-name="T13">Filename</text:span>: Best</text:p>
      <text:p text:style-name="P8"/>
      <text:p text:style-name="P16"><text:span text:style-name="T13">Allowlist</text:span>:</text:p>
      <text:p text:style-name="P16"><text:span text:style-name="T13">Filename</text:span>: Best</text:p>
      <text:p text:style-name="P15"/>
      <text:p text:style-name="P16"><text:span text:style-name="T13">Expected Outcome</text:span>:</text:p>
      <text:p text:style-name="P16"><text:span text:style-name="T13">Finals</text:span>:</text:p>
      <text:p text:style-name="P16">8 Clifford crest</text:p>
      <text:p text:style-name="P16">East Antonybury</text:p>
      <text:p text:style-name="P16">L0W 4AF</text:p>
      <text:p text:style-name="P7"/>
      <text:p text:style-name="P16"><text:span text:style-name="T13">Actual Outcome</text:span>: Error message when the file only contains 3 lines.</text:p>
      <text:p text:style-name="P15"/>
      <text:p text:style-name="P16"><text:span text:style-name="T13">Notes</text:span>: The test was re-done with an extra line (still address, not an occupant name) input in the file and it worked. Also ran a test with the name containing numbers. (Andy Best the 2nd)</text:p>
      <text:p text:style-name="P15"/>
      <text:p text:style-name="P21"><text:span text:style-name="T7">e.g.:</text:span></text:p>
      <text:p text:style-name="P16">8 Clifford crest</text:p>
      <text:p text:style-name="P16">Easton</text:p>
      <text:p text:style-name="P16">East Antonybury</text:p>
      <text:p text:style-name="P16">L0W 4AF</text:p>
      <text:p text:style-name="P8"><text:line-break/><text:line-break/>8.</text:p>
      <text:p text:style-name="P13"><text:bookmark text:name="docs-internal-guid-4d00f21a-7fff-991f-c0e0-98b572e91665"/><text:span text:style-name="T13">Test Purpose</text:span>: A file name in Originals with special characters</text:p>
      <text:p text:style-name="P15"/>
      <text:p text:style-name="P16"><text:span text:style-name="T13">Input/Action</text:span>:</text:p>
      <text:p text:style-name="P16"><text:span text:style-name="T13">Originals</text:span>:</text:p>
      <text:p text:style-name="P16"><text:soft-page-break/><text:span text:style-name="T13">Filename</text:span>: Best-Bailey</text:p>
      <text:p text:style-name="P8"/>
      <text:p text:style-name="P16">8 Clifford crest</text:p>
      <text:p text:style-name="P16">East Antonybury</text:p>
      <text:p text:style-name="P16">L0W 4AF</text:p>
      <text:p text:style-name="P8"/>
      <text:p text:style-name="P16"><text:span text:style-name="T13">Allowlist</text:span>: Best-Bailey</text:p>
      <text:p text:style-name="P15"/>
      <text:p text:style-name="P16"><text:span text:style-name="T13">Expected Outcome</text:span>:</text:p>
      <text:p text:style-name="P15"/>
      <text:p text:style-name="P16"><text:span text:style-name="T13">Actual Outcome</text:span>:</text:p>
      <text:p text:style-name="P16"><text:span text:style-name="T13">Finals</text:span>:</text:p>
      <text:p text:style-name="P16"><text:span text:style-name="T13">Filename</text:span>: BestBailey</text:p>
      <text:p text:style-name="P15"/>
      <text:p text:style-name="P16"><text:span text:style-name="T13">Notes</text:span>: The hyphen was dropped from filename in Finals.</text:p>
      <text:p text:style-name="P9"><text:line-break/><text:line-break/><text:span text:style-name="T15">FURTHER TEST CASE IDEAS</text:span></text:p>
      <text:p text:style-name="P14"><text:span text:style-name="T4"/></text:p>
      <text:p text:style-name="P16"><text:span text:style-name="T13">Test Purpose</text:span>: Someone moves out of an address</text:p>
      <text:p text:style-name="P15"/>
      <text:p text:style-name="P15"><text:span text:style-name="T6">Test Purpose</text:span><text:span text:style-name="T4">: Two people with same name but different addresses</text:span></text:p>
      <text:p text:style-name="P15"><text:span text:style-name="T4"/></text:p>
      <text:p text:style-name="P16"><text:span text:style-name="T13">Test Purpose</text:span>: No files in Orginals</text:p>
      <text:p text:style-name="P21"><text:line-break/><text:bookmark text:name="docs-internal-guid-c887110f-7fff-a231-7bd4-2bd3115f1efe"/><text:span text:style-name="T11">Test Purpose</text:span><text:span text:style-name="T7">: No files in Droplist</text:span></text:p>
      <text:p text:style-name="P8"><text:line-break/><text:bookmark text:name="docs-internal-guid-2ef1323c-7fff-c8d0-d772-4937c600c413"/><text:span text:style-name="T11">Test Purpose</text:span><text:span text:style-name="T7">: No files in Updates</text:span></text:p>
      <text:p text:style-name="P8"><text:span text:style-name="T7"/></text:p>
      <text:p text:style-name="P1"><text:bookmark text:name="docs-internal-guid-a228b7f9-7fff-e731-7e91-dec7fb43cac9"/><text:span text:style-name="T13">Test Purpose</text:span>: Files in Orginals and are all in Droplist</text:p>
      <text:p text:style-name="P6"><text:span text:style-name="T7"/></text:p>
      <text:p text:style-name="P6"><text:bookmark text:name="docs-internal-guid-cd593dc3-7fff-063b-437b-d90dbae7c423"/><text:span text:style-name="T13">Test Purpose</text:span>: Files in Orginals and all are in Allowlist</text:p>
      <text:p text:style-name="P8"><text:line-break/><text:bookmark text:name="docs-internal-guid-588f06cd-7fff-2af3-f369-d5c94336c130"/><text:span text:style-name="T11">Test Purpose</text:span><text:span text:style-name="T7">: Files in Orginals and all are in Droplist</text:span></text:p>
      <text:p text:style-name="P8"><text:soft-page-break/><text:span text:style-name="T7"/></text:p>
      <text:p text:style-name="P1"><text:bookmark text:name="docs-internal-guid-0b64d5e1-7fff-45d5-a0c7-8600ad214a5b"/><text:span text:style-name="T13">Test Purpose</text:span>: Files in Orginals and all are in Updates</text:p>
      <text:p text:style-name="P8"><text:span text:style-name="T7"/></text:p>
      <text:p text:style-name="P1"><text:bookmark text:name="docs-internal-guid-1d4a3dca-7fff-6b92-2a16-e71787937a15"/><text:span text:style-name="T13">Test Purpose</text:span>: Files in Orginals and all are in Droplist and Updates</text:p>
      <text:p text:style-name="P8"><text:span text:style-name="T7"/></text:p>
      <text:p text:style-name="P1"><text:bookmark text:name="docs-internal-guid-0b5c9bab-7fff-84c6-49fa-8afaf33d26b6"/><text:span text:style-name="T13">Test Purpose</text:span>: Have both Allowlist and Droplist files present</text:p>
      <text:p text:style-name="P8"><text:span text:style-name="T7"/></text:p>
      <text:p text:style-name="P1"><text:bookmark text:name="docs-internal-guid-6a27b859-7fff-9d17-e761-38e8b531be5a"/><text:span text:style-name="T13">Test Purpose</text:span>: An empty Allowlist</text:p>
      <text:p text:style-name="P8"><text:span text:style-name="T7"/></text:p>
      <text:p text:style-name="P1"><text:bookmark text:name="docs-internal-guid-8a602554-7fff-b3be-0ecd-74b1fadc9f2d"/><text:span text:style-name="T13">Test Purpose</text:span>: An empty Droplist</text:p>
      <text:p text:style-name="P8"><text:span text:style-name="T7"/></text:p>
      <text:p text:style-name="P1"><text:bookmark text:name="docs-internal-guid-e2e31d35-7fff-cbe6-24cd-8e651579bfd9"/><text:span text:style-name="T13">Test Purpose</text:span>: An empty Update file</text:p>
      <text:p text:style-name="P8"><text:span text:style-name="T7"/></text:p>
      <text:p text:style-name="P8"><text:span text:style-name="T7"/></text:p>
      <text:p text:style-name="P11"><text:span text:style-name="T10">BUG REPORTS</text:span></text:p>
      <text:p text:style-name="P8"><text:span text:style-name="T7"/></text:p>
      <text:p text:style-name="P8"><text:span text:style-name="T11">Title/Summary</text:span><text:span text:style-name="T7">:</text:span></text:p>
      <text:p text:style-name="P10"><text:span text:style-name="T7">A file name with an apostrophe in populated in Finals list without an apostrophe in the file name</text:span></text:p>
      <text:p text:style-name="P8"><text:span text:style-name="T11">Description</text:span><text:span text:style-name="T7">:</text:span></text:p>
      <text:p text:style-name="P10"><text:span text:style-name="T7">When entering a file name where the occupant's name contained an apostrophe the file name would populate in the Finals list with the apostrophe removed. The same behaviour happened when other special characters, spaces, numericals and punctuation were used in the file name.</text:span></text:p>
      <text:p text:style-name="P8"><text:span text:style-name="T11">Steps to reproduce</text:span><text:span text:style-name="T7">:</text:span></text:p>
      <text:p text:style-name="P10"><text:span text:style-name="T7">Create a file name with the punctuation contained in it in both the Originals and Allowlist, then run the program and check the Finals directory to see the file name changed.</text:span></text:p>
      <text:p text:style-name="P8"><text:span text:style-name="T11">Severity</text:span><text:span text:style-name="T7">:</text:span></text:p>
      <text:p text:style-name="P8"><text:span text:style-name="T7">Medium</text:span></text:p>
      <text:p text:style-name="P8"><text:span text:style-name="T11">Priority</text:span><text:span text:style-name="T7">:</text:span></text:p>
      <text:p text:style-name="P8"><text:span text:style-name="T7">Medium</text:span></text:p>
      <text:p text:style-name="P8"><text:span text:style-name="T7"/></text:p>
      <text:p text:style-name="P8"><text:span text:style-name="T11">Title/Summary</text:span><text:span text:style-name="T7">:</text:span></text:p>
      <text:p text:style-name="P8"><text:span text:style-name="T7">Multiple occupancy properties not populating correctly in Finals list</text:span></text:p>
      <text:p text:style-name="P8"><text:span text:style-name="T11">Description</text:span><text:span text:style-name="T7">:</text:span></text:p>
      <text:p text:style-name="P10"><text:soft-page-break/><text:span text:style-name="T7">For two occupants with the same address, where one occupant is at the address in the Originals file but then two occupants are at the address in the Allowlist, where one occupant has an apostrophe in their name, only the name without an apostrophe was populated in the Finals list. We had originally thought that this was due to one occupant's details being superseded by the other's, but when we ran this test again with the apostrophe removed it populated with both occupants as expected in the Finals list.</text:span></text:p>
      <text:p text:style-name="P8"><text:span text:style-name="T11">Steps to reproduce</text:span><text:span text:style-name="T7">:</text:span></text:p>
      <text:p text:style-name="P8"><text:span text:style-name="T7">Create two files in the Originals list with different names, one with an apostrophe in, but the same address. </text:span></text:p>
      <text:p text:style-name="P8"><text:span text:style-name="T7">e.g.:</text:span></text:p>
      <text:p text:style-name="P16"><text:span text:style-name="T13">Originals</text:span>:</text:p>
      <text:p text:style-name="P16"><text:span text:style-name="T13">Filename</text:span>: Riley</text:p>
      <text:p text:style-name="P16">Lauren Riley</text:p>
      <text:p text:style-name="P16">5 Joan viaduct</text:p>
      <text:p text:style-name="P16">Chapmanmouth</text:p>
      <text:p text:style-name="P16">G5G 3LS</text:p>
      <text:p text:style-name="P8"/>
      <text:p text:style-name="P16"><text:span text:style-name="T13">Filename</text:span>: O'Sullivan</text:p>
      <text:p text:style-name="P16">Dean O'Sullivan</text:p>
      <text:p text:style-name="P16">5 Joan viaduct</text:p>
      <text:p text:style-name="P16">Chapmanmouth</text:p>
      <text:p text:style-name="P16">G5G 3LS</text:p>
      <text:p text:style-name="P8"/>
      <text:p text:style-name="P16"><text:span text:style-name="T13">Allowlist</text:span>:</text:p>
      <text:p text:style-name="P16">Riley</text:p>
      <text:p text:style-name="P16">O’Sullivan</text:p>
      <text:p text:style-name="P16"><text:span text:style-name="T7"/></text:p>
      <text:p text:style-name="P17">Then run the program and check the file names in the Finals list to see if the apostrophe has been removed.</text:p>
      <text:p text:style-name="P8"><text:span text:style-name="T7"/></text:p>
      <text:p text:style-name="P8"><text:span text:style-name="T11">Severity</text:span><text:span text:style-name="T7">:</text:span></text:p>
      <text:p text:style-name="P8"><text:span text:style-name="T7">High</text:span></text:p>
      <text:p text:style-name="P8"><text:span text:style-name="T11">Priority</text:span><text:span text:style-name="T7">:</text:span></text:p>
      <text:p text:style-name="P8"><text:soft-page-break/><text:span text:style-name="T7">High</text:span></text:p>
      <text:p text:style-name="P8"><text:span text:style-name="T7"/></text:p>
      <text:p text:style-name="P8"><text:span text:style-name="T11">Title/Summary</text:span><text:span text:style-name="T7">:</text:span></text:p>
      <text:p text:style-name="P8"><text:span text:style-name="T7">Error received when the Allowlist is empty</text:span></text:p>
      <text:p text:style-name="P8"><text:span text:style-name="T11">Description</text:span><text:span text:style-name="T7">:</text:span></text:p>
      <text:p text:style-name="P10"><text:span text:style-name="T7">When an empty Allowlist is supplied it causes an error message to be received as the output.</text:span></text:p>
      <text:p text:style-name="P8"><text:span text:style-name="T11">Steps to reproduce</text:span><text:span text:style-name="T7">:</text:span></text:p>
      <text:p text:style-name="P10"><text:span text:style-name="T7">With a blank Allowlist use the program and check for an error message as the output.</text:span></text:p>
      <text:p text:style-name="P8"><text:span text:style-name="T11">Severity</text:span><text:span text:style-name="T7">:</text:span></text:p>
      <text:p text:style-name="P8"><text:span text:style-name="T7">Low</text:span></text:p>
      <text:p text:style-name="P8"><text:span text:style-name="T11">Priority</text:span><text:span text:style-name="T7">:</text:span></text:p>
      <text:p text:style-name="P8"><text:span text:style-name="T7">Low</text:span></text:p>
      <text:p text:style-name="P8"><text:span text:style-name="T7"/></text:p>
      <text:p text:style-name="P8"><text:span text:style-name="T11">Title/Summary</text:span><text:span text:style-name="T7">:</text:span></text:p>
      <text:p text:style-name="P8"><text:span text:style-name="T7">Error message received when fewer than four lines are entered for the name and address combined</text:span></text:p>
      <text:p text:style-name="P8"><text:span text:style-name="T11">Description</text:span><text:span text:style-name="T7">:</text:span></text:p>
      <text:p text:style-name="P10"><text:span text:style-name="T7">When no occupant name is provided and only an address, an error message is received if the address is only three lines stating that the formatting is not appropriate. Following on from a previously discovered error it became clear that in this test the problem is due to only four lines of text being accepted as a minimum. The error message received is misleading, as when no occupant name is provided it returns an error about the formatting of the address, even if a correctly formatted address is provided, so a more specific error would be more useful. This has been given high severity as some addresses will be shorter than three lines.</text:span></text:p>
      <text:p text:style-name="P8"><text:span text:style-name="T7">e.g.:</text:span></text:p>
      <text:p text:style-name="P8"><text:span text:style-name="T7">ERROR: document " Best " doesn't contain an appropriately formatted address</text:span></text:p>
      <text:p text:style-name="P8"><text:span text:style-name="T11">Steps to reproduce</text:span><text:span text:style-name="T7">:</text:span></text:p>
      <text:p text:style-name="P10"><text:span text:style-name="T7">Create a file that is included in the allowlist with no occupant name and only three lines for an address, then run the program.</text:span></text:p>
      <text:p text:style-name="P8"><text:span text:style-name="T11">Severity</text:span><text:span text:style-name="T7">:</text:span></text:p>
      <text:p text:style-name="P8"><text:span text:style-name="T7">High</text:span></text:p>
      <text:p text:style-name="P8"><text:soft-page-break/><text:span text:style-name="T11">Priority</text:span><text:span text:style-name="T7">:</text:span></text:p>
      <text:p text:style-name="P8"><text:span text:style-name="T7">Medium</text:span></text:p>
      <text:p text:style-name="P8"><text:span text:style-name="T7"/></text:p>
      <text:p text:style-name="P12"><text:span text:style-name="T9">SUMMARY</text:span></text:p>
      <text:p text:style-name="P10"><text:span text:style-name="T7">Given the time that we spent with the program we identified a few different aspects that could benefit from further development. Additionally, some defects that could negatively impact the user experience – despite some aspects being due to user error – would benefit from clearer error messaging to allow improved usage of the program. Implementations such as special characters and numericals within the file names, as well as file name consistency and name/address format standardisation would be beneficial. Our testing covered all key aspects that we set out to test, but given further time there are other areas that we would test to increase the level of coverage to give greater assurance of the full program. Our testing focused on the Allowlist, so testing around other features would be our recommended approach to further testing. Further testing could also explore opportunities for automation to ensure any regression issues are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Slack-Lato" svg:font-family="Slack-Lato, Slack-Fractions, appleLogo,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George</meta:initial-creator>
    <meta:creation-date>2023-05-24T13:36:46</meta:creation-date>
    <dc:date>2023-05-24T15:30:48</dc:date>
    <dc:creator>Sam George</dc:creator>
    <meta:editing-duration>PT34M30S</meta:editing-duration>
    <meta:editing-cycles>4</meta:editing-cycles>
    <meta:generator>OpenOffice/4.1.14$Unix OpenOffice.org_project/4114m1$Build-9811</meta:generator>
    <meta:document-statistic meta:table-count="0" meta:image-count="0" meta:object-count="0" meta:page-count="18" meta:paragraph-count="436" meta:word-count="1786" meta:character-count="11144"/>
  </office:meta>
</office:document-meta>
</file>